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4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picious Commen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d-coded Secret</text:p>
          </table:table-cell>
          <table:table-cell office:value-type="string" calcext:value-type="string">
            <text:p>hardcoded-secret,hardcoded-username,empty-password,hardcoded-secret,hardcoded-username,hardcoded-secret,hardcoded-password,hardcoded-secret,hardcoded-username,hardcoded-secret,hardcoded-password,hardcoded-secret,hardcoded-username,hardcoded-secret,hardcoded-password,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hardcoded-secret,hardcoded-username,empty-password,hardcoded-secret,hardcoded-username,hardcoded-secret,hardcoded-password,hardcoded-secret,hardcoded-username,hardcoded-secret,hardcoded-password,hardcoded-secret,hardcoded-username,hardcoded-secret,hardcoded-password,</text:p>
          </table:table-cell>
        </table:table-row>
        <table:table-row table:style-name="ro1">
          <table:table-cell office:value-type="string" calcext:value-type="string">
            <text:p>Empty password</text:p>
          </table:table-cell>
          <table:table-cell office:value-type="string" calcext:value-type="string">
            <text:p>hardcoded-secret,hardcoded-username,empty-password,hardcoded-secret,hardcoded-username,hardcoded-secret,hardcoded-password,hardcoded-secret,hardcoded-username,hardcoded-secret,hardcoded-password,hardcoded-secret,hardcoded-username,hardcoded-secret,hardcoded-password,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password,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hardcoded-secret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hardcoded-secret,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improper ip address binding,use of http,use of http,use of http,use of http,use of http,use of http,use of http,use of http,use of http,use of http,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picious Comments</text:p>
          </table:table-cell>
          <table:table-cell office:value-type="string" calcext:value-type="string">
            <text:p>suspicious comment,suspicious comment,suspicious comment,suspicious comment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 integrity check (Content downloaded without checksum or gpgcheck)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picious Commen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 integrity check (Content downloaded without checksum or gpgcheck)</text:p>
          </table:table-cell>
          <table:table-cell office:value-type="string" calcext:value-type="string">
            <text:p>no-integrity-check,hardcoded-secret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inding to 0.0.0.0</text:p>
          </table:table-cell>
          <table:table-cell office:value-type="string" calcext:value-type="string">
            <text:p>improper ip address binding,use of http,use of http,use of http,use of http,use of http,use of http,use of http,use of http,use of http,use of http,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improper ip address binding,use of http,use of http,use of http,use of http,use of http,use of http,use of http,use of http,use of http,use of http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hardcoded-secret,hardcoded-username,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-integrity-check,hardcoded-secret,hardcoded-username,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 Without TL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ardcoded-secret,hardcoded-username,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picious Commen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1:04:27.813741469</meta:creation-date>
    <dc:date>2019-04-28T11:05:56.361925463</dc:date>
    <meta:editing-duration>PT1M29S</meta:editing-duration>
    <meta:editing-cycles>1</meta:editing-cycles>
    <meta:document-statistic meta:table-count="1" meta:cell-count="172" meta:object-count="0"/>
    <meta:generator>LibreOffice/6.2.2.2$Linux_X86_64 LibreOffice_project/20$Build-2</meta:generator>
  </office:meta>
</office:document-meta>
</file>